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d0a" officeooo:paragraph-rsid="0004bd0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bd0a" officeooo:paragraph-rsid="0004bd0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4bd0a" officeooo:paragraph-rsid="0004bd0a" style:font-weight-asian="normal" style:font-weight-complex="normal"/>
    </style:style>
    <style:style style:name="P4" style:family="paragraph" style:parent-style-name="Standard">
      <style:text-properties officeooo:paragraph-rsid="0004bd0a"/>
    </style:style>
    <style:style style:name="T1" style:family="text">
      <style:text-properties officeooo:rsid="0004bd0a"/>
    </style:style>
    <style:style style:name="T2" style:family="text">
      <style:text-properties style:text-underline-style="none" fo:font-weight="normal" officeooo:rsid="0004bd0a" style:font-weight-asian="normal" style:font-weight-complex="normal"/>
    </style:style>
    <style:style style:name="T3" style:family="text">
      <style:text-properties style:text-underline-style="none" fo:font-weight="normal" officeooo:rsid="000777f3" style:font-weight-asian="normal" style:font-weight-complex="normal"/>
    </style:style>
    <style:style style:name="T4" style:family="text">
      <style:text-properties style:text-underline-style="none" fo:font-weight="normal" officeooo:rsid="0008a87d" style:font-weight-asian="normal" style:font-weight-complex="normal"/>
    </style:style>
    <style:style style:name="T5" style:family="text">
      <style:text-properties style:text-underline-style="none" fo:font-weight="normal" officeooo:rsid="000a2f20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8a87d" style:font-weight-asian="bold" style:font-weight-complex="bold"/>
    </style:style>
    <style:style style:name="T7" style:family="text">
      <style:text-properties style:font-name="Liberation Serif" style:text-underline-style="solid" style:text-underline-width="auto" style:text-underline-color="font-color" fo:font-weight="bold" officeooo:rsid="0004bd0a" style:font-weight-asian="bold" style:font-weight-complex="bold"/>
    </style:style>
    <style:style style:name="T8" style:family="text">
      <style:text-properties officeooo:rsid="000777f3"/>
    </style:style>
    <style:style style:name="T9" style:family="text">
      <style:text-properties officeooo:rsid="0008a87d"/>
    </style:style>
    <style:style style:name="T10" style:family="text">
      <style:text-properties officeooo:rsid="000a2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SP-Verteilung: </text:span><text:span text:style-name="T6">Blazesect</text:span></text:p>
      <text:p text:style-name="P2"/>
      <text:p text:style-name="P2"/>
      <text:p text:style-name="P2">Startwerte bei lvl 1:</text:p>
      <text:p text:style-name="P4"><text:span text:style-name="T1">HP:<text:tab/></text:span><text:span text:style-name="T10">47</text:span></text:p>
      <text:p text:style-name="P4"><text:span text:style-name="T1">SPD:<text:tab/></text:span><text:span text:style-name="T9">23</text:span></text:p>
      <text:p text:style-name="P4"><text:span text:style-name="T1">ATK:<text:tab/></text:span><text:span text:style-name="T10">18</text:span></text:p>
      <text:p text:style-name="P4"><text:span text:style-name="T1">DEF:<text:tab/></text:span><text:span text:style-name="T10">12</text:span></text:p>
      <text:p text:style-name="P1"/>
      <text:p text:style-name="P2">Bei Levelup:</text:p>
      <text:p text:style-name="P4"><text:span text:style-name="T2">HP:<text:tab/></text:span><text:span text:style-name="T3">+</text:span><text:span text:style-name="T5">26</text:span></text:p>
      <text:p text:style-name="P4"><text:span text:style-name="T1">SPD:<text:tab/>+</text:span><text:span text:style-name="T9">22</text:span></text:p>
      <text:p text:style-name="P4"><text:span text:style-name="T1">ATK:<text:tab/>+</text:span><text:span text:style-name="T10">28</text:span></text:p>
      <text:p text:style-name="P4"><text:span text:style-name="T2">DEF:<text:tab/>+</text:span><text:span text:style-name="T4">2</text:span><text:span text:style-name="T5">4</text:span></text:p>
      <text:p text:style-name="P3"/>
      <text:p text:style-name="P2">Alle 5 lvl:</text:p>
      <text:p text:style-name="P3">HP:<text:tab/>+25</text:p>
      <text:p text:style-name="P1">SPD:<text:tab/>+25</text:p>
      <text:p text:style-name="P1">ATK:<text:tab/>+25</text:p>
      <text:p text:style-name="P3">DEF:<text:tab/>+2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5-13T17:08:41.515000000</dc:date>
    <meta:editing-duration>PT12M21S</meta:editing-duration>
    <meta:editing-cycles>6</meta:editing-cycles>
    <meta:document-statistic meta:table-count="0" meta:image-count="0" meta:object-count="0" meta:page-count="1" meta:paragraph-count="16" meta:word-count="35" meta:character-count="157" meta:non-whitespace-character-count="138"/>
  </office:meta>
</office:document-meta>
</file>